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8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dgedensity" table:style-name="ta1">
        <table:shapes>
          <draw:frame draw:z-index="0" draw:style-name="gr1" draw:text-style-name="P1" svg:width="15.997cm" svg:height="9.005cm" svg:x="16.438cm" svg:y="1.647cm">
            <draw:object draw:notify-on-update-of-ranges="edgedensity.B1:edgedensity.B1 edgedensity.B2:edgedensity.B9 edgedensity.D1:edgedensity.D1 edgedensity.D2:edgedensity.D9 edgedensity.E1:edgedensity.E1 edgedensity.E2:edgedensity.E9 edgedensity.C1:edgedensity.C1 edgedensity.C2:edgedensity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pix2pix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2" calcext:value-type="float">
            <text:p>5732</text:p>
          </table:table-cell>
          <table:table-cell table:style-name="ce1" office:value-type="float" office:value="7363" calcext:value-type="float">
            <text:p>7363</text:p>
          </table:table-cell>
          <table:table-cell office:value-type="float" office:value="17488" calcext:value-type="float">
            <text:p>17488</text:p>
          </table:table-cell>
          <table:table-cell table:style-name="ce1" office:value-type="float" office:value="5601" calcext:value-type="float">
            <text:p>56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8" calcext:value-type="float">
            <text:p>4218</text:p>
          </table:table-cell>
          <table:table-cell table:style-name="ce1" office:value-type="float" office:value="3820" calcext:value-type="float">
            <text:p>3820</text:p>
          </table:table-cell>
          <table:table-cell office:value-type="float" office:value="13923" calcext:value-type="float">
            <text:p>13923</text:p>
          </table:table-cell>
          <table:table-cell table:style-name="ce1" office:value-type="float" office:value="3675" calcext:value-type="float">
            <text:p>36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2" calcext:value-type="float">
            <text:p>7462</text:p>
          </table:table-cell>
          <table:table-cell table:style-name="ce1" office:value-type="float" office:value="6870" calcext:value-type="float">
            <text:p>6870</text:p>
          </table:table-cell>
          <table:table-cell office:value-type="float" office:value="10864" calcext:value-type="float">
            <text:p>10864</text:p>
          </table:table-cell>
          <table:table-cell table:style-name="ce1" office:value-type="float" office:value="6415" calcext:value-type="float">
            <text:p>64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40" calcext:value-type="float">
            <text:p>7840</text:p>
          </table:table-cell>
          <table:table-cell table:style-name="ce1" office:value-type="float" office:value="6641" calcext:value-type="float">
            <text:p>6641</text:p>
          </table:table-cell>
          <table:table-cell office:value-type="float" office:value="1091" calcext:value-type="float">
            <text:p>1091</text:p>
          </table:table-cell>
          <table:table-cell table:style-name="ce1" office:value-type="float" office:value="6671" calcext:value-type="float">
            <text:p>66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43" calcext:value-type="float">
            <text:p>3443</text:p>
          </table:table-cell>
          <table:table-cell table:style-name="ce1" office:value-type="float" office:value="3622" calcext:value-type="float">
            <text:p>3622</text:p>
          </table:table-cell>
          <table:table-cell office:value-type="float" office:value="31124" calcext:value-type="float">
            <text:p>3112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16" calcext:value-type="float">
            <text:p>4616</text:p>
          </table:table-cell>
          <table:table-cell table:style-name="ce1" office:value-type="float" office:value="4368" calcext:value-type="float">
            <text:p>4368</text:p>
          </table:table-cell>
          <table:table-cell office:value-type="float" office:value="3296" calcext:value-type="float">
            <text:p>3296</text:p>
          </table:table-cell>
          <table:table-cell table:style-name="ce1" office:value-type="float" office:value="3952" calcext:value-type="float">
            <text:p>395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32" calcext:value-type="float">
            <text:p>4832</text:p>
          </table:table-cell>
          <table:table-cell table:style-name="ce1" office:value-type="float" office:value="4547" calcext:value-type="float">
            <text:p>4547</text:p>
          </table:table-cell>
          <table:table-cell office:value-type="float" office:value="1137" calcext:value-type="float">
            <text:p>1137</text:p>
          </table:table-cell>
          <table:table-cell table:style-name="ce1" office:value-type="float" office:value="4092" calcext:value-type="float">
            <text:p>40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44" calcext:value-type="float">
            <text:p>12144</text:p>
          </table:table-cell>
          <table:table-cell table:style-name="ce1" office:value-type="float" office:value="10926" calcext:value-type="float">
            <text:p>10926</text:p>
          </table:table-cell>
          <table:table-cell office:value-type="float" office:value="24039" calcext:value-type="float">
            <text:p>24039</text:p>
          </table:table-cell>
          <table:table-cell table:style-name="ce1" office:value-type="float" office:value="11023" calcext:value-type="float">
            <text:p>11023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</table:table>
      <table:table table:name="subband" table:style-name="ta1">
        <table:shapes>
          <draw:frame draw:z-index="0" draw:style-name="gr1" draw:text-style-name="P1" svg:width="15.997cm" svg:height="9.004cm" svg:x="17.787cm" svg:y="2.072cm">
            <draw:object draw:notify-on-update-of-ranges="subband.B1:subband.B1 subband.B2:subband.B9 subband.C1:subband.C1 subband.C2:subband.C9 subband.D1:subband.D1 subband.D2:subband.D9 subband.E1:subband.E1 subband.E2:subband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unet</text:p>
          </table:table-cell>
          <table:table-cell table:style-name="Default" office:value-type="string" calcext:value-type="string">
            <text:p>pix2pix</text:p>
          </table:table-cell>
          <table:table-cell table:style-name="Default" office:value-type="string" calcext:value-type="string">
            <text:p>cyc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58701797241131" calcext:value-type="float">
            <text:p>0,066</text:p>
          </table:table-cell>
          <table:table-cell office:value-type="float" office:value="0.0671047856240696" calcext:value-type="float">
            <text:p>0,067</text:p>
          </table:table-cell>
          <table:table-cell office:value-type="float" office:value="0.183397463043481" calcext:value-type="float">
            <text:p>0,183</text:p>
          </table:table-cell>
          <table:table-cell office:value-type="float" office:value="5.18131479381519" calcext:value-type="float">
            <text:p>5,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0284175074911" calcext:value-type="float">
            <text:p>0,070</text:p>
          </table:table-cell>
          <table:table-cell office:value-type="float" office:value="0.0738861467401242" calcext:value-type="float">
            <text:p>0,074</text:p>
          </table:table-cell>
          <table:table-cell office:value-type="float" office:value="0.116667377197091" calcext:value-type="float">
            <text:p>0,117</text:p>
          </table:table-cell>
          <table:table-cell office:value-type="float" office:value="4.07041334539719" calcext:value-type="float">
            <text:p>4,0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44254210920652" calcext:value-type="float">
            <text:p>0,084</text:p>
          </table:table-cell>
          <table:table-cell office:value-type="float" office:value="0.0995941848926432" calcext:value-type="float">
            <text:p>0,100</text:p>
          </table:table-cell>
          <table:table-cell office:value-type="float" office:value="0.188331913470806" calcext:value-type="float">
            <text:p>0,188</text:p>
          </table:table-cell>
          <table:table-cell office:value-type="float" office:value="4.88935287601738" calcext:value-type="float">
            <text:p>4,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0715849784152" calcext:value-type="float">
            <text:p>0,121</text:p>
          </table:table-cell>
          <table:table-cell office:value-type="float" office:value="0.128141008593693" calcext:value-type="float">
            <text:p>0,128</text:p>
          </table:table-cell>
          <table:table-cell office:value-type="float" office:value="0.194746826018416" calcext:value-type="float">
            <text:p>0,195</text:p>
          </table:table-cell>
          <table:table-cell office:value-type="float" office:value="4.99004642960057" calcext:value-type="float">
            <text:p>4,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34099536833287" calcext:value-type="float">
            <text:p>0,053</text:p>
          </table:table-cell>
          <table:table-cell office:value-type="float" office:value="0.0574847306912908" calcext:value-type="float">
            <text:p>0,057</text:p>
          </table:table-cell>
          <table:table-cell office:value-type="float" office:value="0.108595530085877" calcext:value-type="float">
            <text:p>0,109</text:p>
          </table:table-cell>
          <table:table-cell office:value-type="float" office:value="3.23022430063032" calcext:value-type="float">
            <text:p>3,2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00799879478477" calcext:value-type="float">
            <text:p>0,070</text:p>
          </table:table-cell>
          <table:table-cell office:value-type="float" office:value="0.0784238547867173" calcext:value-type="float">
            <text:p>0,078</text:p>
          </table:table-cell>
          <table:table-cell office:value-type="float" office:value="0.129390237225505" calcext:value-type="float">
            <text:p>0,129</text:p>
          </table:table-cell>
          <table:table-cell office:value-type="float" office:value="4.18685466750277" calcext:value-type="float">
            <text:p>4,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2825867090592" calcext:value-type="float">
            <text:p>0,073</text:p>
          </table:table-cell>
          <table:table-cell office:value-type="float" office:value="0.0799770200122071" calcext:value-type="float">
            <text:p>0,080</text:p>
          </table:table-cell>
          <table:table-cell office:value-type="float" office:value="0.131671290935525" calcext:value-type="float">
            <text:p>0,132</text:p>
          </table:table-cell>
          <table:table-cell office:value-type="float" office:value="3.89195147605413" calcext:value-type="float">
            <text:p>3,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6446880400642" calcext:value-type="float">
            <text:p>0,146</text:p>
          </table:table-cell>
          <table:table-cell office:value-type="float" office:value="0.153148975188431" calcext:value-type="float">
            <text:p>0,153</text:p>
          </table:table-cell>
          <table:table-cell office:value-type="float" office:value="0.284414995065684" calcext:value-type="float">
            <text:p>0,284</text:p>
          </table:table-cell>
          <table:table-cell office:value-type="float" office:value="4.95837347667656" calcext:value-type="float">
            <text:p>4,958</text:p>
          </table:table-cell>
        </table:table-row>
      </table:table>
      <table:table table:name="quadtree" table:style-name="ta1">
        <table:shapes>
          <draw:frame draw:z-index="0" draw:style-name="gr1" draw:text-style-name="P1" svg:width="8.818cm" svg:height="3.957cm" svg:x="13.444cm" svg:y="4.968cm">
            <draw:object draw:notify-on-update-of-ranges="quadtree.B12:quadtree.B12 quadtree.B13:quadtree.B20 quadtree.C12:quadtree.C12 quadtree.C13:quadtree.C20 quadtree.D12:quadtree.D12 quadtree.D13:quadtree.D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8.856cm" svg:height="3.958cm" svg:x="13.461cm" svg:y="9.934cm">
            <draw:object draw:notify-on-update-of-ranges="quadtree.B23:quadtree.B23 quadtree.B24:quadtree.B31 quadtree.C23:quadtree.C23 quadtree.C24:quadtree.C31 quadtree.D23:quadtree.D23 quadtree.D24:quadtree.D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8.854cm" svg:height="3.799cm" svg:x="13.474cm" svg:y="0.106cm">
            <draw:object draw:notify-on-update-of-ranges="quadtree.B1:quadtree.B1 quadtree.B2:quadtree.B9 quadtree.C1:quadtree.C1 quadtree.C2:quadtree.C9 quadtree.D1:quadtree.D1 quadtree.D2:quadtree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.799cm" svg:height="3.985cm" svg:x="13.529cm" svg:y="14.954cm">
            <draw:object draw:notify-on-update-of-ranges="quadtree.B34:quadtree.B34 quadtree.B35:quadtree.B42 quadtree.C34:quadtree.C34 quadtree.C35:quadtree.C42 quadtree.D34:quadtree.D34 quadtree.D35:quadtree.D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ce4" office:value-type="string" calcext:value-type="string">
            <text:p>QuadTree clutter</text:p>
          </table:table-cell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unet</text:p>
          </table:table-cell>
          <table:table-cell table:style-name="Default" office:value-type="string" calcext:value-type="string">
            <text:p>pix</text:p>
          </table:table-cell>
          <table:table-cell table:number-columns-repeated="8"/>
          <table:table-cell table:style-name="Default" office:value-type="string" calcext:value-type="string">
            <text:p>ref</text:p>
          </table:table-cell>
          <table:table-cell table:number-columns-repeated="2"/>
          <table:table-cell table:style-name="Default" office:value-type="string" calcext:value-type="string">
            <text:p>unet</text:p>
          </table:table-cell>
          <table:table-cell/>
          <table:table-cell table:style-name="Default" office:value-type="string" calcext:value-type="string">
            <text:p>pix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7" calcext:value-type="float">
            <text:p>2707</text:p>
          </table:table-cell>
          <table:table-cell office:value-type="float" office:value="2836" calcext:value-type="float">
            <text:p>2836</text:p>
          </table:table-cell>
          <table:table-cell office:value-type="float" office:value="3436" calcext:value-type="float">
            <text:p>343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QuadTree clutter = 2707</text:p>
          </table:table-cell>
          <table:table-cell table:number-columns-repeated="2"/>
          <table:table-cell office:value-type="string" calcext:value-type="string">
            <text:p>QuadTree clutter = 2836</text:p>
          </table:table-cell>
          <table:table-cell/>
          <table:table-cell office:value-type="string" calcext:value-type="string">
            <text:p>QuadTree clutter = 343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  <table:table-cell office:value-type="float" office:value="1870" calcext:value-type="float">
            <text:p>1870</text:p>
          </table:table-cell>
          <table:table-cell office:value-type="float" office:value="1843" calcext:value-type="float">
            <text:p>1843</text:p>
          </table:table-cell>
          <table:table-cell table:number-columns-repeated="8"/>
          <table:table-cell office:value-type="string" calcext:value-type="string">
            <text:p>QuadTree normalized clutter = 0,0413055419921875</text:p>
          </table:table-cell>
          <table:table-cell table:number-columns-repeated="2"/>
          <table:table-cell office:value-type="string" calcext:value-type="string">
            <text:p>QuadTree normalized clutter = 0,04327392578125</text:p>
          </table:table-cell>
          <table:table-cell/>
          <table:table-cell office:value-type="string" calcext:value-type="string">
            <text:p>QuadTree normalized clutter = 0,0524291992187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39" calcext:value-type="float">
            <text:p>2839</text:p>
          </table:table-cell>
          <table:table-cell office:value-type="float" office:value="3325" calcext:value-type="float">
            <text:p>3325</text:p>
          </table:table-cell>
          <table:table-cell office:value-type="float" office:value="3073" calcext:value-type="float">
            <text:p>3073</text:p>
          </table:table-cell>
          <table:table-cell table:number-columns-repeated="8"/>
          <table:table-cell office:value-type="string" calcext:value-type="string">
            <text:p>QuadTree clutter (50) = 2707</text:p>
          </table:table-cell>
          <table:table-cell table:number-columns-repeated="2"/>
          <table:table-cell office:value-type="string" calcext:value-type="string">
            <text:p>QuadTree clutter (50) = 2836</text:p>
          </table:table-cell>
          <table:table-cell/>
          <table:table-cell office:value-type="string" calcext:value-type="string">
            <text:p>QuadTree clutter (50) = 312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3" calcext:value-type="float">
            <text:p>3013</text:p>
          </table:table-cell>
          <table:table-cell office:value-type="float" office:value="3502" calcext:value-type="float">
            <text:p>3502</text:p>
          </table:table-cell>
          <table:table-cell office:value-type="float" office:value="2983" calcext:value-type="float">
            <text:p>2983</text:p>
          </table:table-cell>
          <table:table-cell table:number-columns-repeated="8"/>
          <table:table-cell office:value-type="string" calcext:value-type="string">
            <text:p>QuadTree normalized clutter (50) = 0,0413055419921875</text:p>
          </table:table-cell>
          <table:table-cell table:number-columns-repeated="2"/>
          <table:table-cell office:value-type="string" calcext:value-type="string">
            <text:p>QuadTree normalized clutter (50) = 0,04327392578125</text:p>
          </table:table-cell>
          <table:table-cell/>
          <table:table-cell office:value-type="string" calcext:value-type="string">
            <text:p>QuadTree normalized clutter (50) = 0,0476684570312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 office:value-type="float" office:value="1534" calcext:value-type="float">
            <text:p>1534</text:p>
          </table:table-cell>
          <table:table-cell office:value-type="float" office:value="1732" calcext:value-type="float">
            <text:p>1732</text:p>
          </table:table-cell>
          <table:table-cell table:number-columns-repeated="8"/>
          <table:table-cell office:value-type="string" calcext:value-type="string">
            <text:p>QuadTree clutter (100) = 2707</text:p>
          </table:table-cell>
          <table:table-cell table:number-columns-repeated="2"/>
          <table:table-cell office:value-type="string" calcext:value-type="string">
            <text:p>QuadTree clutter (100) = 2836</text:p>
          </table:table-cell>
          <table:table-cell/>
          <table:table-cell office:value-type="string" calcext:value-type="string">
            <text:p>QuadTree clutter (100) = 283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5" calcext:value-type="float">
            <text:p>1825</text:p>
          </table:table-cell>
          <table:table-cell office:value-type="float" office:value="2146" calcext:value-type="float">
            <text:p>2146</text:p>
          </table:table-cell>
          <table:table-cell office:value-type="float" office:value="2071" calcext:value-type="float">
            <text:p>2071</text:p>
          </table:table-cell>
          <table:table-cell table:number-columns-repeated="8"/>
          <table:table-cell office:value-type="string" calcext:value-type="string">
            <text:p>QuadTree normalized clutter (100) = 0,0413055419921875</text:p>
          </table:table-cell>
          <table:table-cell table:number-columns-repeated="2"/>
          <table:table-cell office:value-type="string" calcext:value-type="string">
            <text:p>QuadTree normalized clutter (100) = 0,04327392578125</text:p>
          </table:table-cell>
          <table:table-cell/>
          <table:table-cell office:value-type="string" calcext:value-type="string">
            <text:p>QuadTree normalized clutter (100) = 0,0432739257812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1" calcext:value-type="float">
            <text:p>1771</text:p>
          </table:table-cell>
          <table:table-cell office:value-type="float" office:value="2035" calcext:value-type="float">
            <text:p>2035</text:p>
          </table:table-cell>
          <table:table-cell office:value-type="float" office:value="2158" calcext:value-type="float">
            <text:p>215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QuadTree clutter = 1690</text:p>
          </table:table-cell>
          <table:table-cell table:number-columns-repeated="2"/>
          <table:table-cell office:value-type="string" calcext:value-type="string">
            <text:p>QuadTree clutter = 1870</text:p>
          </table:table-cell>
          <table:table-cell/>
          <table:table-cell office:value-type="string" calcext:value-type="string">
            <text:p>QuadTree clutter = 184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67" calcext:value-type="float">
            <text:p>4867</text:p>
          </table:table-cell>
          <table:table-cell office:value-type="float" office:value="5275" calcext:value-type="float">
            <text:p>5275</text:p>
          </table:table-cell>
          <table:table-cell office:value-type="float" office:value="4966" calcext:value-type="float">
            <text:p>4966</text:p>
          </table:table-cell>
          <table:table-cell table:number-columns-repeated="8"/>
          <table:table-cell office:value-type="string" calcext:value-type="string">
            <text:p>QuadTree normalized clutter = 0,025787353515625</text:p>
          </table:table-cell>
          <table:table-cell table:number-columns-repeated="2"/>
          <table:table-cell office:value-type="string" calcext:value-type="string">
            <text:p>QuadTree normalized clutter = 0,028533935546875</text:p>
          </table:table-cell>
          <table:table-cell/>
          <table:table-cell office:value-type="string" calcext:value-type="string">
            <text:p>QuadTree normalized clutter = 0,028121948242187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clutter (50) = 1690</text:p>
          </table:table-cell>
          <table:table-cell table:number-columns-repeated="2"/>
          <table:table-cell office:value-type="string" calcext:value-type="string">
            <text:p>QuadTree clutter (50) = 1870</text:p>
          </table:table-cell>
          <table:table-cell/>
          <table:table-cell office:value-type="string" calcext:value-type="string">
            <text:p>QuadTree clutter (50) = 1648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(50) = 0,025787353515625</text:p>
          </table:table-cell>
          <table:table-cell table:number-columns-repeated="2"/>
          <table:table-cell office:value-type="string" calcext:value-type="string">
            <text:p>QuadTree normalized clutter (50) = 0,028533935546875</text:p>
          </table:table-cell>
          <table:table-cell/>
          <table:table-cell office:value-type="string" calcext:value-type="string">
            <text:p>QuadTree normalized clutter (50) = 0,025146484375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uadTree normalized clutter </text:p>
          </table:table-cell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unet</text:p>
          </table:table-cell>
          <table:table-cell table:style-name="Default" office:value-type="string" calcext:value-type="string">
            <text:p>pix</text:p>
          </table:table-cell>
          <table:table-cell table:number-columns-repeated="8"/>
          <table:table-cell office:value-type="string" calcext:value-type="string">
            <text:p>QuadTree clutter (100) = 1690</text:p>
          </table:table-cell>
          <table:table-cell table:number-columns-repeated="2"/>
          <table:table-cell office:value-type="string" calcext:value-type="string">
            <text:p>QuadTree clutter (100) = 1870</text:p>
          </table:table-cell>
          <table:table-cell/>
          <table:table-cell office:value-type="string" calcext:value-type="string">
            <text:p>QuadTree clutter (100) = 150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3055419921875" calcext:value-type="float">
            <text:p>0,041305541992188</text:p>
          </table:table-cell>
          <table:table-cell office:value-type="float" office:value="0.04327392578125" calcext:value-type="float">
            <text:p>0,04327392578125</text:p>
          </table:table-cell>
          <table:table-cell office:value-type="float" office:value="0.05242919921875" calcext:value-type="float">
            <text:p>0,05242919921875</text:p>
          </table:table-cell>
          <table:table-cell table:number-columns-repeated="8"/>
          <table:table-cell office:value-type="string" calcext:value-type="string">
            <text:p>QuadTree normalized clutter (100) = 0,025787353515625</text:p>
          </table:table-cell>
          <table:table-cell table:number-columns-repeated="2"/>
          <table:table-cell office:value-type="string" calcext:value-type="string">
            <text:p>QuadTree normalized clutter (100) = 0,028533935546875</text:p>
          </table:table-cell>
          <table:table-cell/>
          <table:table-cell office:value-type="string" calcext:value-type="string">
            <text:p>QuadTree normalized clutter (100) = 0,022994995117187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787353515625" calcext:value-type="float">
            <text:p>0,025787353515625</text:p>
          </table:table-cell>
          <table:table-cell office:value-type="float" office:value="0.028533935546875" calcext:value-type="float">
            <text:p>0,028533935546875</text:p>
          </table:table-cell>
          <table:table-cell office:value-type="float" office:value="0.0281219482421875" calcext:value-type="float">
            <text:p>0,02812194824218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QuadTree clutter = 2839</text:p>
          </table:table-cell>
          <table:table-cell table:number-columns-repeated="2"/>
          <table:table-cell office:value-type="string" calcext:value-type="string">
            <text:p>QuadTree clutter = 3325</text:p>
          </table:table-cell>
          <table:table-cell/>
          <table:table-cell office:value-type="string" calcext:value-type="string">
            <text:p>QuadTree clutter = 307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33197021484375" calcext:value-type="float">
            <text:p>0,043319702148438</text:p>
          </table:table-cell>
          <table:table-cell office:value-type="float" office:value="0.0507354736328125" calcext:value-type="float">
            <text:p>0,050735473632813</text:p>
          </table:table-cell>
          <table:table-cell office:value-type="float" office:value="0.0468902587890625" calcext:value-type="float">
            <text:p>0,046890258789063</text:p>
          </table:table-cell>
          <table:table-cell table:number-columns-repeated="8"/>
          <table:table-cell office:value-type="string" calcext:value-type="string">
            <text:p>QuadTree normalized clutter = 0,0433197021484375</text:p>
          </table:table-cell>
          <table:table-cell table:number-columns-repeated="2"/>
          <table:table-cell office:value-type="string" calcext:value-type="string">
            <text:p>QuadTree normalized clutter = 0,0507354736328125</text:p>
          </table:table-cell>
          <table:table-cell/>
          <table:table-cell office:value-type="string" calcext:value-type="string">
            <text:p>QuadTree normalized clutter = 0,046890258789062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9747314453125" calcext:value-type="float">
            <text:p>0,045974731445313</text:p>
          </table:table-cell>
          <table:table-cell office:value-type="float" office:value="0.053436279296875" calcext:value-type="float">
            <text:p>0,053436279296875</text:p>
          </table:table-cell>
          <table:table-cell office:value-type="float" office:value="0.0455169677734375" calcext:value-type="float">
            <text:p>0,045516967773438</text:p>
          </table:table-cell>
          <table:table-cell table:number-columns-repeated="8"/>
          <table:table-cell office:value-type="string" calcext:value-type="string">
            <text:p>QuadTree clutter (50) = 2839</text:p>
          </table:table-cell>
          <table:table-cell table:number-columns-repeated="2"/>
          <table:table-cell office:value-type="string" calcext:value-type="string">
            <text:p>QuadTree clutter (50) = 3325</text:p>
          </table:table-cell>
          <table:table-cell/>
          <table:table-cell office:value-type="string" calcext:value-type="string">
            <text:p>QuadTree clutter (50) = 286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3470458984375" calcext:value-type="float">
            <text:p>0,021347045898438</text:p>
          </table:table-cell>
          <table:table-cell office:value-type="float" office:value="0.023406982421875" calcext:value-type="float">
            <text:p>0,023406982421875</text:p>
          </table:table-cell>
          <table:table-cell office:value-type="float" office:value="0.02642822265625" calcext:value-type="float">
            <text:p>0,02642822265625</text:p>
          </table:table-cell>
          <table:table-cell table:number-columns-repeated="8"/>
          <table:table-cell office:value-type="string" calcext:value-type="string">
            <text:p>QuadTree normalized clutter (50) = 0,0433197021484375</text:p>
          </table:table-cell>
          <table:table-cell table:number-columns-repeated="2"/>
          <table:table-cell office:value-type="string" calcext:value-type="string">
            <text:p>QuadTree normalized clutter (50) = 0,0507354736328125</text:p>
          </table:table-cell>
          <table:table-cell/>
          <table:table-cell office:value-type="string" calcext:value-type="string">
            <text:p>QuadTree normalized clutter (50) = 0,043777465820312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8472900390625" calcext:value-type="float">
            <text:p>0,027847290039063</text:p>
          </table:table-cell>
          <table:table-cell office:value-type="float" office:value="0.032745361328125" calcext:value-type="float">
            <text:p>0,032745361328125</text:p>
          </table:table-cell>
          <table:table-cell office:value-type="float" office:value="0.0316009521484375" calcext:value-type="float">
            <text:p>0,031600952148438</text:p>
          </table:table-cell>
          <table:table-cell table:number-columns-repeated="8"/>
          <table:table-cell office:value-type="string" calcext:value-type="string">
            <text:p>QuadTree clutter (100) = 2839</text:p>
          </table:table-cell>
          <table:table-cell table:number-columns-repeated="2"/>
          <table:table-cell office:value-type="string" calcext:value-type="string">
            <text:p>QuadTree clutter (100) = 3325</text:p>
          </table:table-cell>
          <table:table-cell/>
          <table:table-cell office:value-type="string" calcext:value-type="string">
            <text:p>QuadTree clutter (100) = 251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70233154296875" calcext:value-type="float">
            <text:p>0,027023315429688</text:p>
          </table:table-cell>
          <table:table-cell office:value-type="float" office:value="0.0310516357421875" calcext:value-type="float">
            <text:p>0,031051635742188</text:p>
          </table:table-cell>
          <table:table-cell office:value-type="float" office:value="0.032928466796875" calcext:value-type="float">
            <text:p>0,032928466796875</text:p>
          </table:table-cell>
          <table:table-cell table:number-columns-repeated="8"/>
          <table:table-cell office:value-type="string" calcext:value-type="string">
            <text:p>QuadTree normalized clutter (100) = 0,0433197021484375</text:p>
          </table:table-cell>
          <table:table-cell table:number-columns-repeated="2"/>
          <table:table-cell office:value-type="string" calcext:value-type="string">
            <text:p>QuadTree normalized clutter (100) = 0,0507354736328125</text:p>
          </table:table-cell>
          <table:table-cell/>
          <table:table-cell office:value-type="string" calcext:value-type="string">
            <text:p>QuadTree normalized clutter (100) = 0,038375854492187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42645263671875" calcext:value-type="float">
            <text:p>0,074264526367188</text:p>
          </table:table-cell>
          <table:table-cell office:value-type="float" office:value="0.0804901123046875" calcext:value-type="float">
            <text:p>0,080490112304688</text:p>
          </table:table-cell>
          <table:table-cell office:value-type="float" office:value="0.075775146484375" calcext:value-type="float">
            <text:p>0,07577514648437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QuadTree clutter = 3013</text:p>
          </table:table-cell>
          <table:table-cell table:number-columns-repeated="2"/>
          <table:table-cell office:value-type="string" calcext:value-type="string">
            <text:p>QuadTree clutter = 3502</text:p>
          </table:table-cell>
          <table:table-cell/>
          <table:table-cell office:value-type="string" calcext:value-type="string">
            <text:p>QuadTree clutter = 2983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= 0,0459747314453125</text:p>
          </table:table-cell>
          <table:table-cell table:number-columns-repeated="2"/>
          <table:table-cell office:value-type="string" calcext:value-type="string">
            <text:p>QuadTree normalized clutter = 0,053436279296875</text:p>
          </table:table-cell>
          <table:table-cell/>
          <table:table-cell office:value-type="string" calcext:value-type="string">
            <text:p>QuadTree normalized clutter = 0,045516967773437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clutter (50) = 3013</text:p>
          </table:table-cell>
          <table:table-cell table:number-columns-repeated="2"/>
          <table:table-cell office:value-type="string" calcext:value-type="string">
            <text:p>QuadTree clutter (50) = 3502</text:p>
          </table:table-cell>
          <table:table-cell/>
          <table:table-cell office:value-type="string" calcext:value-type="string">
            <text:p>QuadTree clutter (50) = 2773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QuadTree normalized clutter (50)</text:p>
          </table:table-cell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unet</text:p>
          </table:table-cell>
          <table:table-cell table:style-name="Default" office:value-type="string" calcext:value-type="string">
            <text:p>pix</text:p>
          </table:table-cell>
          <table:table-cell table:number-columns-repeated="8"/>
          <table:table-cell office:value-type="string" calcext:value-type="string">
            <text:p>QuadTree normalized clutter (50) = 0,0459747314453125</text:p>
          </table:table-cell>
          <table:table-cell table:number-columns-repeated="2"/>
          <table:table-cell office:value-type="string" calcext:value-type="string">
            <text:p>QuadTree normalized clutter (50) = 0,053436279296875</text:p>
          </table:table-cell>
          <table:table-cell/>
          <table:table-cell office:value-type="string" calcext:value-type="string">
            <text:p>QuadTree normalized clutter (50) = 0,042312622070312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3055419921875" calcext:value-type="float">
            <text:p>0,041305541992188</text:p>
          </table:table-cell>
          <table:table-cell office:value-type="float" office:value="0.04327392578125" calcext:value-type="float">
            <text:p>0,04327392578125</text:p>
          </table:table-cell>
          <table:table-cell office:value-type="float" office:value="0.04766845703125" calcext:value-type="float">
            <text:p>0,04766845703125</text:p>
          </table:table-cell>
          <table:table-cell table:style-name="ce1"/>
          <table:table-cell/>
          <table:table-cell table:style-name="ce1"/>
          <table:table-cell table:number-columns-repeated="5"/>
          <table:table-cell office:value-type="string" calcext:value-type="string">
            <text:p>QuadTree clutter (100) = 3013</text:p>
          </table:table-cell>
          <table:table-cell table:number-columns-repeated="2"/>
          <table:table-cell office:value-type="string" calcext:value-type="string">
            <text:p>QuadTree clutter (100) = 3502</text:p>
          </table:table-cell>
          <table:table-cell/>
          <table:table-cell office:value-type="string" calcext:value-type="string">
            <text:p>QuadTree clutter (100) = 256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787353515625" calcext:value-type="float">
            <text:p>0,025787353515625</text:p>
          </table:table-cell>
          <table:table-cell office:value-type="float" office:value="0.028533935546875" calcext:value-type="float">
            <text:p>0,028533935546875</text:p>
          </table:table-cell>
          <table:table-cell office:value-type="float" office:value="0.025146484375" calcext:value-type="float">
            <text:p>0,025146484375</text:p>
          </table:table-cell>
          <table:table-cell table:style-name="ce1"/>
          <table:table-cell/>
          <table:table-cell table:style-name="ce1"/>
          <table:table-cell table:number-columns-repeated="5"/>
          <table:table-cell office:value-type="string" calcext:value-type="string">
            <text:p>QuadTree normalized clutter (100) = 0,0459747314453125</text:p>
          </table:table-cell>
          <table:table-cell table:number-columns-repeated="2"/>
          <table:table-cell office:value-type="string" calcext:value-type="string">
            <text:p>QuadTree normalized clutter (100) = 0,053436279296875</text:p>
          </table:table-cell>
          <table:table-cell/>
          <table:table-cell office:value-type="string" calcext:value-type="string">
            <text:p>QuadTree normalized clutter (100) = 0,039062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33197021484375" calcext:value-type="float">
            <text:p>0,043319702148438</text:p>
          </table:table-cell>
          <table:table-cell office:value-type="float" office:value="0.0507354736328125" calcext:value-type="float">
            <text:p>0,050735473632813</text:p>
          </table:table-cell>
          <table:table-cell office:value-type="float" office:value="0.0437774658203125" calcext:value-type="float">
            <text:p>0,043777465820313</text:p>
          </table:table-cell>
          <table:table-cell table:style-name="ce1"/>
          <table:table-cell/>
          <table:table-cell table:style-name="ce1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QuadTree clutter = 1399</text:p>
          </table:table-cell>
          <table:table-cell table:number-columns-repeated="2"/>
          <table:table-cell office:value-type="string" calcext:value-type="string">
            <text:p>QuadTree clutter = 1534</text:p>
          </table:table-cell>
          <table:table-cell/>
          <table:table-cell office:value-type="string" calcext:value-type="string">
            <text:p>QuadTree clutter = 173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9747314453125" calcext:value-type="float">
            <text:p>0,045974731445313</text:p>
          </table:table-cell>
          <table:table-cell office:value-type="float" office:value="0.053436279296875" calcext:value-type="float">
            <text:p>0,053436279296875</text:p>
          </table:table-cell>
          <table:table-cell office:value-type="float" office:value="0.0423126220703125" calcext:value-type="float">
            <text:p>0,042312622070313</text:p>
          </table:table-cell>
          <table:table-cell table:number-columns-repeated="8"/>
          <table:table-cell office:value-type="string" calcext:value-type="string">
            <text:p>QuadTree normalized clutter = 0,0213470458984375</text:p>
          </table:table-cell>
          <table:table-cell table:number-columns-repeated="2"/>
          <table:table-cell office:value-type="string" calcext:value-type="string">
            <text:p>QuadTree normalized clutter = 0,023406982421875</text:p>
          </table:table-cell>
          <table:table-cell/>
          <table:table-cell office:value-type="string" calcext:value-type="string">
            <text:p>QuadTree normalized clutter = 0,0264282226562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3470458984375" calcext:value-type="float">
            <text:p>0,021347045898438</text:p>
          </table:table-cell>
          <table:table-cell office:value-type="float" office:value="0.023406982421875" calcext:value-type="float">
            <text:p>0,023406982421875</text:p>
          </table:table-cell>
          <table:table-cell office:value-type="float" office:value="0.0218963623046875" calcext:value-type="float">
            <text:p>0,021896362304688</text:p>
          </table:table-cell>
          <table:table-cell table:style-name="ce1"/>
          <table:table-cell/>
          <table:table-cell table:style-name="ce1"/>
          <table:table-cell table:number-columns-repeated="5"/>
          <table:table-cell office:value-type="string" calcext:value-type="string">
            <text:p>QuadTree clutter (50) = 1399</text:p>
          </table:table-cell>
          <table:table-cell table:number-columns-repeated="2"/>
          <table:table-cell office:value-type="string" calcext:value-type="string">
            <text:p>QuadTree clutter (50) = 1534</text:p>
          </table:table-cell>
          <table:table-cell/>
          <table:table-cell office:value-type="string" calcext:value-type="string">
            <text:p>QuadTree clutter (50) = 143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8472900390625" calcext:value-type="float">
            <text:p>0,027847290039063</text:p>
          </table:table-cell>
          <table:table-cell office:value-type="float" office:value="0.032745361328125" calcext:value-type="float">
            <text:p>0,032745361328125</text:p>
          </table:table-cell>
          <table:table-cell office:value-type="float" office:value="0.0277099609375" calcext:value-type="float">
            <text:p>0,0277099609375</text:p>
          </table:table-cell>
          <table:table-cell table:style-name="ce1"/>
          <table:table-cell/>
          <table:table-cell table:style-name="ce1"/>
          <table:table-cell table:number-columns-repeated="5"/>
          <table:table-cell office:value-type="string" calcext:value-type="string">
            <text:p>QuadTree normalized clutter (50) = 0,0213470458984375</text:p>
          </table:table-cell>
          <table:table-cell table:number-columns-repeated="2"/>
          <table:table-cell office:value-type="string" calcext:value-type="string">
            <text:p>QuadTree normalized clutter (50) = 0,023406982421875</text:p>
          </table:table-cell>
          <table:table-cell/>
          <table:table-cell office:value-type="string" calcext:value-type="string">
            <text:p>QuadTree normalized clutter (50) = 0,021896362304687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70233154296875" calcext:value-type="float">
            <text:p>0,027023315429688</text:p>
          </table:table-cell>
          <table:table-cell office:value-type="float" office:value="0.0310516357421875" calcext:value-type="float">
            <text:p>0,031051635742188</text:p>
          </table:table-cell>
          <table:table-cell office:value-type="float" office:value="0.0292205810546875" calcext:value-type="float">
            <text:p>0,029220581054688</text:p>
          </table:table-cell>
          <table:table-cell table:style-name="ce1"/>
          <table:table-cell/>
          <table:table-cell table:style-name="ce1"/>
          <table:table-cell table:number-columns-repeated="5"/>
          <table:table-cell office:value-type="string" calcext:value-type="string">
            <text:p>QuadTree clutter (100) = 1399</text:p>
          </table:table-cell>
          <table:table-cell table:number-columns-repeated="2"/>
          <table:table-cell office:value-type="string" calcext:value-type="string">
            <text:p>QuadTree clutter (100) = 1534</text:p>
          </table:table-cell>
          <table:table-cell/>
          <table:table-cell office:value-type="string" calcext:value-type="string">
            <text:p>QuadTree clutter (100) = 134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42645263671875" calcext:value-type="float">
            <text:p>0,074264526367188</text:p>
          </table:table-cell>
          <table:table-cell office:value-type="float" office:value="0.0804901123046875" calcext:value-type="float">
            <text:p>0,080490112304688</text:p>
          </table:table-cell>
          <table:table-cell office:value-type="float" office:value="0.0684967041015625" calcext:value-type="float">
            <text:p>0,068496704101563</text:p>
          </table:table-cell>
          <table:table-cell table:style-name="ce1"/>
          <table:table-cell/>
          <table:table-cell table:style-name="ce1"/>
          <table:table-cell table:number-columns-repeated="5"/>
          <table:table-cell office:value-type="string" calcext:value-type="string">
            <text:p>QuadTree normalized clutter (100) = 0,0213470458984375</text:p>
          </table:table-cell>
          <table:table-cell table:number-columns-repeated="2"/>
          <table:table-cell office:value-type="string" calcext:value-type="string">
            <text:p>QuadTree normalized clutter (100) = 0,023406982421875</text:p>
          </table:table-cell>
          <table:table-cell/>
          <table:table-cell office:value-type="string" calcext:value-type="string">
            <text:p>QuadTree normalized clutter (100) = 0,020523071289062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QuadTree clutter = 1825</text:p>
          </table:table-cell>
          <table:table-cell table:number-columns-repeated="2"/>
          <table:table-cell office:value-type="string" calcext:value-type="string">
            <text:p>QuadTree clutter = 2146</text:p>
          </table:table-cell>
          <table:table-cell/>
          <table:table-cell office:value-type="string" calcext:value-type="string">
            <text:p>QuadTree clutter = 2071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= 0,0278472900390625</text:p>
          </table:table-cell>
          <table:table-cell table:number-columns-repeated="2"/>
          <table:table-cell office:value-type="string" calcext:value-type="string">
            <text:p>QuadTree normalized clutter = 0,032745361328125</text:p>
          </table:table-cell>
          <table:table-cell/>
          <table:table-cell office:value-type="string" calcext:value-type="string">
            <text:p>QuadTree normalized clutter = 0,0316009521484375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<text:span text:style-name="T1">QuadTree normalized </text:span>clutter (100)</text:p>
          </table:table-cell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unet</text:p>
          </table:table-cell>
          <table:table-cell table:style-name="Default" office:value-type="string" calcext:value-type="string">
            <text:p>pix</text:p>
          </table:table-cell>
          <table:table-cell table:number-columns-repeated="8"/>
          <table:table-cell office:value-type="string" calcext:value-type="string">
            <text:p>QuadTree clutter (50) = 1825</text:p>
          </table:table-cell>
          <table:table-cell table:number-columns-repeated="2"/>
          <table:table-cell office:value-type="string" calcext:value-type="string">
            <text:p>QuadTree clutter (50) = 2146</text:p>
          </table:table-cell>
          <table:table-cell/>
          <table:table-cell office:value-type="string" calcext:value-type="string">
            <text:p>QuadTree clutter (50) = 181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3055419921875" calcext:value-type="float">
            <text:p>0,041305541992188</text:p>
          </table:table-cell>
          <table:table-cell table:number-columns-repeated="2" office:value-type="float" office:value="0.04327392578125" calcext:value-type="float">
            <text:p>0,04327392578125</text:p>
          </table:table-cell>
          <table:table-cell table:number-columns-repeated="8"/>
          <table:table-cell office:value-type="string" calcext:value-type="string">
            <text:p>QuadTree normalized clutter (50) = 0,0278472900390625</text:p>
          </table:table-cell>
          <table:table-cell table:number-columns-repeated="2"/>
          <table:table-cell office:value-type="string" calcext:value-type="string">
            <text:p>QuadTree normalized clutter (50) = 0,032745361328125</text:p>
          </table:table-cell>
          <table:table-cell/>
          <table:table-cell office:value-type="string" calcext:value-type="string">
            <text:p>QuadTree normalized clutter (50) = 0,027709960937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787353515625" calcext:value-type="float">
            <text:p>0,025787353515625</text:p>
          </table:table-cell>
          <table:table-cell office:value-type="float" office:value="0.028533935546875" calcext:value-type="float">
            <text:p>0,028533935546875</text:p>
          </table:table-cell>
          <table:table-cell office:value-type="float" office:value="0.0229949951171875" calcext:value-type="float">
            <text:p>0,022994995117188</text:p>
          </table:table-cell>
          <table:table-cell table:number-columns-repeated="8"/>
          <table:table-cell office:value-type="string" calcext:value-type="string">
            <text:p>QuadTree clutter (100) = 1825</text:p>
          </table:table-cell>
          <table:table-cell table:number-columns-repeated="2"/>
          <table:table-cell office:value-type="string" calcext:value-type="string">
            <text:p>QuadTree clutter (100) = 2146</text:p>
          </table:table-cell>
          <table:table-cell/>
          <table:table-cell office:value-type="string" calcext:value-type="string">
            <text:p>QuadTree clutter (100) = 16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33197021484375" calcext:value-type="float">
            <text:p>0,043319702148438</text:p>
          </table:table-cell>
          <table:table-cell office:value-type="float" office:value="0.0507354736328125" calcext:value-type="float">
            <text:p>0,050735473632813</text:p>
          </table:table-cell>
          <table:table-cell office:value-type="float" office:value="0.0383758544921875" calcext:value-type="float">
            <text:p>0,038375854492188</text:p>
          </table:table-cell>
          <table:table-cell table:number-columns-repeated="8"/>
          <table:table-cell office:value-type="string" calcext:value-type="string">
            <text:p>QuadTree normalized clutter (100) = 0,0278472900390625</text:p>
          </table:table-cell>
          <table:table-cell table:number-columns-repeated="2"/>
          <table:table-cell office:value-type="string" calcext:value-type="string">
            <text:p>QuadTree normalized clutter (100) = 0,032745361328125</text:p>
          </table:table-cell>
          <table:table-cell/>
          <table:table-cell office:value-type="string" calcext:value-type="string">
            <text:p>QuadTree normalized clutter (100) = 0,02514648437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9747314453125" calcext:value-type="float">
            <text:p>0,045974731445313</text:p>
          </table:table-cell>
          <table:table-cell office:value-type="float" office:value="0.053436279296875" calcext:value-type="float">
            <text:p>0,053436279296875</text:p>
          </table:table-cell>
          <table:table-cell office:value-type="float" office:value="0.0390625" calcext:value-type="float">
            <text:p>0,039062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QuadTree clutter = 1771</text:p>
          </table:table-cell>
          <table:table-cell table:number-columns-repeated="2"/>
          <table:table-cell office:value-type="string" calcext:value-type="string">
            <text:p>QuadTree clutter = 2035</text:p>
          </table:table-cell>
          <table:table-cell/>
          <table:table-cell office:value-type="string" calcext:value-type="string">
            <text:p>QuadTree clutter = 215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3470458984375" calcext:value-type="float">
            <text:p>0,021347045898438</text:p>
          </table:table-cell>
          <table:table-cell office:value-type="float" office:value="0.023406982421875" calcext:value-type="float">
            <text:p>0,023406982421875</text:p>
          </table:table-cell>
          <table:table-cell office:value-type="float" office:value="0.0205230712890625" calcext:value-type="float">
            <text:p>0,020523071289063</text:p>
          </table:table-cell>
          <table:table-cell table:number-columns-repeated="8"/>
          <table:table-cell office:value-type="string" calcext:value-type="string">
            <text:p>QuadTree normalized clutter = 0,0270233154296875</text:p>
          </table:table-cell>
          <table:table-cell table:number-columns-repeated="2"/>
          <table:table-cell office:value-type="string" calcext:value-type="string">
            <text:p>QuadTree normalized clutter = 0,0310516357421875</text:p>
          </table:table-cell>
          <table:table-cell/>
          <table:table-cell office:value-type="string" calcext:value-type="string">
            <text:p>QuadTree normalized clutter = 0,03292846679687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8472900390625" calcext:value-type="float">
            <text:p>0,027847290039063</text:p>
          </table:table-cell>
          <table:table-cell office:value-type="float" office:value="0.032745361328125" calcext:value-type="float">
            <text:p>0,032745361328125</text:p>
          </table:table-cell>
          <table:table-cell office:value-type="float" office:value="0.025146484375" calcext:value-type="float">
            <text:p>0,025146484375</text:p>
          </table:table-cell>
          <table:table-cell table:number-columns-repeated="8"/>
          <table:table-cell office:value-type="string" calcext:value-type="string">
            <text:p>QuadTree clutter (50) = 1771</text:p>
          </table:table-cell>
          <table:table-cell table:number-columns-repeated="2"/>
          <table:table-cell office:value-type="string" calcext:value-type="string">
            <text:p>QuadTree clutter (50) = 2035</text:p>
          </table:table-cell>
          <table:table-cell/>
          <table:table-cell office:value-type="string" calcext:value-type="string">
            <text:p>QuadTree clutter (50) = 191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70233154296875" calcext:value-type="float">
            <text:p>0,027023315429688</text:p>
          </table:table-cell>
          <table:table-cell office:value-type="float" office:value="0.0310516357421875" calcext:value-type="float">
            <text:p>0,031051635742188</text:p>
          </table:table-cell>
          <table:table-cell office:value-type="float" office:value="0.027069091796875" calcext:value-type="float">
            <text:p>0,027069091796875</text:p>
          </table:table-cell>
          <table:table-cell table:number-columns-repeated="8"/>
          <table:table-cell office:value-type="string" calcext:value-type="string">
            <text:p>QuadTree normalized clutter (50) = 0,0270233154296875</text:p>
          </table:table-cell>
          <table:table-cell table:number-columns-repeated="2"/>
          <table:table-cell office:value-type="string" calcext:value-type="string">
            <text:p>QuadTree normalized clutter (50) = 0,0310516357421875</text:p>
          </table:table-cell>
          <table:table-cell/>
          <table:table-cell office:value-type="string" calcext:value-type="string">
            <text:p>QuadTree normalized clutter (50) = 0,029220581054687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42645263671875" calcext:value-type="float">
            <text:p>0,074264526367188</text:p>
          </table:table-cell>
          <table:table-cell office:value-type="float" office:value="0.0804901123046875" calcext:value-type="float">
            <text:p>0,080490112304688</text:p>
          </table:table-cell>
          <table:table-cell office:value-type="float" office:value="0.0617218017578125" calcext:value-type="float">
            <text:p>0,061721801757813</text:p>
          </table:table-cell>
          <table:table-cell table:number-columns-repeated="8"/>
          <table:table-cell office:value-type="string" calcext:value-type="string">
            <text:p>QuadTree clutter (100) = 1771</text:p>
          </table:table-cell>
          <table:table-cell table:number-columns-repeated="2"/>
          <table:table-cell office:value-type="string" calcext:value-type="string">
            <text:p>QuadTree clutter (100) = 2035</text:p>
          </table:table-cell>
          <table:table-cell/>
          <table:table-cell office:value-type="string" calcext:value-type="string">
            <text:p>QuadTree clutter (100) = 177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(100) = 0,0270233154296875</text:p>
          </table:table-cell>
          <table:table-cell table:number-columns-repeated="2"/>
          <table:table-cell office:value-type="string" calcext:value-type="string">
            <text:p>QuadTree normalized clutter (100) = 0,0310516357421875</text:p>
          </table:table-cell>
          <table:table-cell/>
          <table:table-cell office:value-type="string" calcext:value-type="string">
            <text:p>QuadTree normalized clutter (100) = 0,02706909179687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QuadTree clutter = 4867</text:p>
          </table:table-cell>
          <table:table-cell table:number-columns-repeated="2"/>
          <table:table-cell office:value-type="string" calcext:value-type="string">
            <text:p>QuadTree clutter = 5275</text:p>
          </table:table-cell>
          <table:table-cell/>
          <table:table-cell office:value-type="string" calcext:value-type="string">
            <text:p>QuadTree clutter = 4966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= 0,0742645263671875</text:p>
          </table:table-cell>
          <table:table-cell table:number-columns-repeated="2"/>
          <table:table-cell office:value-type="string" calcext:value-type="string">
            <text:p>QuadTree normalized clutter = 0,0804901123046875</text:p>
          </table:table-cell>
          <table:table-cell/>
          <table:table-cell office:value-type="string" calcext:value-type="string">
            <text:p>QuadTree normalized clutter = 0,07577514648437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clutter (50) = 4867</text:p>
          </table:table-cell>
          <table:table-cell table:number-columns-repeated="2"/>
          <table:table-cell office:value-type="string" calcext:value-type="string">
            <text:p>QuadTree clutter (50) = 5275</text:p>
          </table:table-cell>
          <table:table-cell/>
          <table:table-cell office:value-type="string" calcext:value-type="string">
            <text:p>QuadTree clutter (50) = 4489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(50) = 0,0742645263671875</text:p>
          </table:table-cell>
          <table:table-cell table:number-columns-repeated="2"/>
          <table:table-cell office:value-type="string" calcext:value-type="string">
            <text:p>QuadTree normalized clutter (50) = 0,0804901123046875</text:p>
          </table:table-cell>
          <table:table-cell/>
          <table:table-cell office:value-type="string" calcext:value-type="string">
            <text:p>QuadTree normalized clutter (50) = 0,068496704101562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clutter (100) = 4867</text:p>
          </table:table-cell>
          <table:table-cell table:number-columns-repeated="2"/>
          <table:table-cell office:value-type="string" calcext:value-type="string">
            <text:p>QuadTree clutter (100) = 5275</text:p>
          </table:table-cell>
          <table:table-cell/>
          <table:table-cell office:value-type="string" calcext:value-type="string">
            <text:p>QuadTree clutter (100) = 404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office:value-type="string" calcext:value-type="string">
            <text:p>QuadTree normalized clutter (100) = 0,0742645263671875</text:p>
          </table:table-cell>
          <table:table-cell table:number-columns-repeated="2"/>
          <table:table-cell office:value-type="string" calcext:value-type="string">
            <text:p>QuadTree normalized clutter (100) = 0,0804901123046875</text:p>
          </table:table-cell>
          <table:table-cell/>
          <table:table-cell office:value-type="string" calcext:value-type="string">
            <text:p>QuadTree normalized clutter (100) = 0,0617218017578125</text:p>
          </table:table-cell>
          <table:table-cell table:number-columns-repeated="10"/>
        </table:table-row>
      </table:table>
      <table:table table:name="bravofarid" table:style-name="ta1">
        <table:shapes>
          <draw:frame draw:z-index="0" draw:style-name="gr1" draw:text-style-name="P1" svg:width="15.999cm" svg:height="8.999cm" svg:x="14.721cm" svg:y="1.03cm">
            <draw:object draw:notify-on-update-of-ranges="bravofarid.B1:bravofarid.B1 bravofarid.B2:bravofarid.B9 bravofarid.C1:bravofarid.C1 bravofarid.C2:bravofarid.C9 bravofarid.D1:bravofarid.D1 bravofarid.D2:bravofarid.D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unet</text:p>
          </table:table-cell>
          <table:table-cell table:style-name="Default" office:value-type="string" calcext:value-type="string">
            <text:p>p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9:22:32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5-07T10:49:43.426000000</dc:date>
    <meta:editing-duration>PT31M39S</meta:editing-duration>
    <meta:editing-cycles>7</meta:editing-cycles>
    <meta:document-statistic meta:table-count="4" meta:cell-count="422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column-mapping="0 2 3 1" chart:style-name="ch1">
        <chart:legend chart:legend-position="end" svg:x="14.158cm" svg:y="3.457cm" style:legend-expansion="high" chart:style-name="ch2"/>
        <chart:plot-area chart:style-name="ch3" table:cell-range-address="edgedensity.B1:edgedensity.E9" chart:data-source-has-labels="row" svg:x="0.319cm" svg:y="0.18cm" svg:width="13.52cm" svg:height="8.646cm">
          <chartooo:coordinate-region svg:x="1.496cm" svg:y="0.379cm" svg:width="12.34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dgedensity.B2:edgedensity.B9" chart:label-cell-address="edgedensity.B1:edgedensity.B1" chart:class="chart:bar">
            <chart:data-point chart:repeated="8"/>
          </chart:series>
          <chart:series chart:style-name="ch8" chart:values-cell-range-address="edgedensity.D2:edgedensity.D9" chart:label-cell-address="edgedensity.D1:edgedensity.D1" chart:class="chart:bar">
            <chart:data-point chart:repeated="8"/>
          </chart:series>
          <chart:series chart:style-name="ch9" chart:values-cell-range-address="edgedensity.E2:edgedensity.E9" chart:label-cell-address="edgedensity.E1:edgedensity.E1" chart:class="chart:bar">
            <chart:data-point chart:repeated="8"/>
          </chart:series>
          <chart:series chart:style-name="ch10" chart:values-cell-range-address="edgedensity.C2:edgedensity.C9" chart:label-cell-address="edgedensity.C1:edgedensity.C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et</text:p>
                <draw:g>
                  <svg:desc>edgedensity.B1:edgedensity.B1</svg:desc>
                </draw:g>
              </table:table-cell>
              <table:table-cell office:value-type="string">
                <text:p>cycle</text:p>
                <draw:g>
                  <svg:desc>edgedensity.D1:edgedensity.D1</svg:desc>
                </draw:g>
              </table:table-cell>
              <table:table-cell office:value-type="string">
                <text:p>ref</text:p>
                <draw:g>
                  <svg:desc>edgedensity.E1:edgedensity.E1</svg:desc>
                </draw:g>
              </table:table-cell>
              <table:table-cell office:value-type="string">
                <text:p>pix2pix</text:p>
                <draw:g>
                  <svg:desc>edgedensity.C1:edgedensit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32">
                <text:p>5732</text:p>
                <draw:g>
                  <svg:desc>edgedensity.B2:edgedensity.B9</svg:desc>
                </draw:g>
              </table:table-cell>
              <table:table-cell office:value-type="float" office:value="17488">
                <text:p>17488</text:p>
                <draw:g>
                  <svg:desc>edgedensity.D2:edgedensity.D9</svg:desc>
                </draw:g>
              </table:table-cell>
              <table:table-cell office:value-type="float" office:value="5601">
                <text:p>5601</text:p>
                <draw:g>
                  <svg:desc>edgedensity.E2:edgedensity.E9</svg:desc>
                </draw:g>
              </table:table-cell>
              <table:table-cell office:value-type="float" office:value="7363">
                <text:p>7363</text:p>
                <draw:g>
                  <svg:desc>edgedensity.C2:edgedensity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18">
                <text:p>4218</text:p>
              </table:table-cell>
              <table:table-cell office:value-type="float" office:value="13923">
                <text:p>13923</text:p>
              </table:table-cell>
              <table:table-cell office:value-type="float" office:value="3675">
                <text:p>3675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2">
                <text:p>7462</text:p>
              </table:table-cell>
              <table:table-cell office:value-type="float" office:value="10864">
                <text:p>10864</text:p>
              </table:table-cell>
              <table:table-cell office:value-type="float" office:value="6415">
                <text:p>6415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40">
                <text:p>7840</text:p>
              </table:table-cell>
              <table:table-cell office:value-type="float" office:value="1091">
                <text:p>1091</text:p>
              </table:table-cell>
              <table:table-cell office:value-type="float" office:value="6671">
                <text:p>6671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3">
                <text:p>3443</text:p>
              </table:table-cell>
              <table:table-cell office:value-type="float" office:value="31124">
                <text:p>31124</text:p>
              </table:table-cell>
              <table:table-cell office:value-type="float" office:value="3060">
                <text:p>3060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6">
                <text:p>4616</text:p>
              </table:table-cell>
              <table:table-cell office:value-type="float" office:value="3296">
                <text:p>3296</text:p>
              </table:table-cell>
              <table:table-cell office:value-type="float" office:value="3952">
                <text:p>3952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2">
                <text:p>4832</text:p>
              </table:table-cell>
              <table:table-cell office:value-type="float" office:value="1137">
                <text:p>1137</text:p>
              </table:table-cell>
              <table:table-cell office:value-type="float" office:value="4092">
                <text:p>4092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44">
                <text:p>12144</text:p>
              </table:table-cell>
              <table:table-cell office:value-type="float" office:value="24039">
                <text:p>24039</text:p>
              </table:table-cell>
              <table:table-cell office:value-type="float" office:value="11023">
                <text:p>11023</text:p>
              </table:table-cell>
              <table:table-cell office:value-type="float" office:value="10926">
                <text:p>10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55cm" svg:height="3.8cm" xlink:href=".." xlink:type="simple" chart:class="chart:bar" chart:style-name="ch1">
        <chart:legend chart:legend-position="end" svg:x="7.439cm" svg:y="1.103cm" style:legend-expansion="high" chart:style-name="ch2"/>
        <chart:plot-area chart:style-name="ch3" table:cell-range-address="quadtree.B1:quadtree.D9" chart:data-source-has-labels="row" svg:x="0.177cm" svg:y="0.076cm" svg:width="7.085cm" svg:height="3.648cm">
          <chartooo:coordinate-region svg:x="1.169cm" svg:y="0.275cm" svg:width="6.093cm" svg:height="2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adtree.B2:quadtree.B9" chart:label-cell-address="quadtree.B1:quadtree.B1" chart:class="chart:bar">
            <chart:data-point chart:repeated="8"/>
          </chart:series>
          <chart:series chart:style-name="ch8" chart:values-cell-range-address="quadtree.C2:quadtree.C9" chart:label-cell-address="quadtree.C1:quadtree.C1" chart:class="chart:bar">
            <chart:data-point chart:repeated="8"/>
          </chart:series>
          <chart:series chart:style-name="ch9" chart:values-cell-range-address="quadtree.D2:quadtree.D9" chart:label-cell-address="quadtree.D1:quadtree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quadtree.B1:quadtree.B1</svg:desc>
                </draw:g>
              </table:table-cell>
              <table:table-cell office:value-type="string">
                <text:p>unet</text:p>
                <draw:g>
                  <svg:desc>quadtree.C1:quadtree.C1</svg:desc>
                </draw:g>
              </table:table-cell>
              <table:table-cell office:value-type="string">
                <text:p>pix</text:p>
                <draw:g>
                  <svg:desc>quadtree.D1:quadtre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7">
                <text:p>2707</text:p>
                <draw:g>
                  <svg:desc>quadtree.B2:quadtree.B9</svg:desc>
                </draw:g>
              </table:table-cell>
              <table:table-cell office:value-type="float" office:value="2836">
                <text:p>2836</text:p>
                <draw:g>
                  <svg:desc>quadtree.C2:quadtree.C9</svg:desc>
                </draw:g>
              </table:table-cell>
              <table:table-cell office:value-type="float" office:value="3436">
                <text:p>3436</text:p>
                <draw:g>
                  <svg:desc>quadtree.D2:quadtree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0">
                <text:p>1690</text:p>
              </table:table-cell>
              <table:table-cell office:value-type="float" office:value="1870">
                <text:p>1870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9">
                <text:p>2839</text:p>
              </table:table-cell>
              <table:table-cell office:value-type="float" office:value="3325">
                <text:p>3325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3">
                <text:p>3013</text:p>
              </table:table-cell>
              <table:table-cell office:value-type="float" office:value="3502">
                <text:p>3502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9">
                <text:p>1399</text:p>
              </table:table-cell>
              <table:table-cell office:value-type="float" office:value="1534">
                <text:p>1534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5">
                <text:p>1825</text:p>
              </table:table-cell>
              <table:table-cell office:value-type="float" office:value="2146">
                <text:p>214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71">
                <text:p>1771</text:p>
              </table:table-cell>
              <table:table-cell office:value-type="float" office:value="2035">
                <text:p>2035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7">
                <text:p>4867</text:p>
              </table:table-cell>
              <table:table-cell office:value-type="float" office:value="5275">
                <text:p>5275</text:p>
              </table:table-cell>
              <table:table-cell office:value-type="float" office:value="4966">
                <text:p>4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8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118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118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1.627cm" svg:y="0cm" style:legend-expansion="custom" chartooo:width="4.371cm" chartooo:height="9.005cm" style:legend-expansion-aspect-ratio="0.485397001665741" chart:style-name="ch2"/>
        <chart:plot-area chart:style-name="ch3" table:cell-range-address="subband.B1:subband.E9" chart:data-source-has-labels="row" svg:x="0.319cm" svg:y="0.18cm" svg:width="10.779cm" svg:height="8.645cm">
          <chartooo:coordinate-region svg:x="1.417cm" svg:y="0.379cm" svg:width="9.681cm" svg:height="7.799cm"/>
          <chart:axis chart:dimension="x" chart:name="primary-x" chart:style-name="ch4"/>
          <chart:axis chart:dimension="y" chart:name="primary-y" chart:style-name="ch5"/>
          <chart:series chart:style-name="ch6" chart:values-cell-range-address="subband.B2:subband.B9" chart:label-cell-address="subband.B1:subband.B1" chart:class="chart:bar">
            <chart:data-point chart:repeated="8"/>
          </chart:series>
          <chart:series chart:style-name="ch7" chart:values-cell-range-address="subband.C2:subband.C9" chart:label-cell-address="subband.C1:subband.C1" chart:class="chart:bar">
            <chart:data-point chart:repeated="8"/>
          </chart:series>
          <chart:series chart:style-name="ch8" chart:values-cell-range-address="subband.D2:subband.D9" chart:label-cell-address="subband.D1:subband.D1" chart:class="chart:bar">
            <chart:data-point chart:repeated="8"/>
          </chart:series>
          <chart:series chart:style-name="ch9" chart:values-cell-range-address="subband.E2:subband.E9" chart:label-cell-address="subband.E1:subband.E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subband.B1:subband.B1</svg:desc>
                </draw:g>
              </table:table-cell>
              <table:table-cell office:value-type="string">
                <text:p>unet</text:p>
                <draw:g>
                  <svg:desc>subband.C1:subband.C1</svg:desc>
                </draw:g>
              </table:table-cell>
              <table:table-cell office:value-type="string">
                <text:p>pix2pix</text:p>
                <draw:g>
                  <svg:desc>subband.D1:subband.D1</svg:desc>
                </draw:g>
              </table:table-cell>
              <table:table-cell office:value-type="string">
                <text:p>cycle</text:p>
                <draw:g>
                  <svg:desc>subband.E1:subban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8701797241131">
                <text:p>0.0658701797241131</text:p>
                <draw:g>
                  <svg:desc>subband.B2:subband.B9</svg:desc>
                </draw:g>
              </table:table-cell>
              <table:table-cell office:value-type="float" office:value="0.0671047856240696">
                <text:p>0.0671047856240696</text:p>
                <draw:g>
                  <svg:desc>subband.C2:subband.C9</svg:desc>
                </draw:g>
              </table:table-cell>
              <table:table-cell office:value-type="float" office:value="0.183397463043481">
                <text:p>0.183397463043481</text:p>
                <draw:g>
                  <svg:desc>subband.D2:subband.D9</svg:desc>
                </draw:g>
              </table:table-cell>
              <table:table-cell office:value-type="float" office:value="5.18131479381519">
                <text:p>5.18131479381519</text:p>
                <draw:g>
                  <svg:desc>subband.E2:subband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284175074911">
                <text:p>0.070284175074911</text:p>
              </table:table-cell>
              <table:table-cell office:value-type="float" office:value="0.0738861467401242">
                <text:p>0.0738861467401242</text:p>
              </table:table-cell>
              <table:table-cell office:value-type="float" office:value="0.116667377197091">
                <text:p>0.116667377197091</text:p>
              </table:table-cell>
              <table:table-cell office:value-type="float" office:value="4.07041334539719">
                <text:p>4.07041334539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4254210920652">
                <text:p>0.0844254210920652</text:p>
              </table:table-cell>
              <table:table-cell office:value-type="float" office:value="0.0995941848926432">
                <text:p>0.0995941848926432</text:p>
              </table:table-cell>
              <table:table-cell office:value-type="float" office:value="0.188331913470806">
                <text:p>0.188331913470806</text:p>
              </table:table-cell>
              <table:table-cell office:value-type="float" office:value="4.88935287601738">
                <text:p>4.88935287601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715849784152">
                <text:p>0.120715849784152</text:p>
              </table:table-cell>
              <table:table-cell office:value-type="float" office:value="0.128141008593693">
                <text:p>0.128141008593693</text:p>
              </table:table-cell>
              <table:table-cell office:value-type="float" office:value="0.194746826018416">
                <text:p>0.194746826018416</text:p>
              </table:table-cell>
              <table:table-cell office:value-type="float" office:value="4.99004642960057">
                <text:p>4.99004642960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4099536833287">
                <text:p>0.0534099536833287</text:p>
              </table:table-cell>
              <table:table-cell office:value-type="float" office:value="0.0574847306912908">
                <text:p>0.0574847306912908</text:p>
              </table:table-cell>
              <table:table-cell office:value-type="float" office:value="0.108595530085877">
                <text:p>0.108595530085877</text:p>
              </table:table-cell>
              <table:table-cell office:value-type="float" office:value="3.23022430063032">
                <text:p>3.23022430063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0799879478477">
                <text:p>0.0700799879478477</text:p>
              </table:table-cell>
              <table:table-cell office:value-type="float" office:value="0.0784238547867173">
                <text:p>0.0784238547867173</text:p>
              </table:table-cell>
              <table:table-cell office:value-type="float" office:value="0.129390237225505">
                <text:p>0.129390237225505</text:p>
              </table:table-cell>
              <table:table-cell office:value-type="float" office:value="4.18685466750277">
                <text:p>4.18685466750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2825867090592">
                <text:p>0.072825867090592</text:p>
              </table:table-cell>
              <table:table-cell office:value-type="float" office:value="0.0799770200122071">
                <text:p>0.0799770200122071</text:p>
              </table:table-cell>
              <table:table-cell office:value-type="float" office:value="0.131671290935525">
                <text:p>0.131671290935525</text:p>
              </table:table-cell>
              <table:table-cell office:value-type="float" office:value="3.89195147605413">
                <text:p>3.89195147605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6446880400642">
                <text:p>0.146446880400642</text:p>
              </table:table-cell>
              <table:table-cell office:value-type="float" office:value="0.153148975188431">
                <text:p>0.153148975188431</text:p>
              </table:table-cell>
              <table:table-cell office:value-type="float" office:value="0.284414995065684">
                <text:p>0.284414995065684</text:p>
              </table:table-cell>
              <table:table-cell office:value-type="float" office:value="4.95837347667656">
                <text:p>4.95837347667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19cm" svg:height="3.958cm" xlink:href=".." xlink:type="simple" chart:class="chart:bar" chart:style-name="ch1">
        <chart:legend chart:legend-position="end" svg:x="7.403cm" svg:y="1.182cm" style:legend-expansion="high" chart:style-name="ch2"/>
        <chart:plot-area chart:style-name="ch3" table:cell-range-address="quadtree.B12:quadtree.D20" chart:data-source-has-labels="row" svg:x="0.176cm" svg:y="0.079cm" svg:width="7.051cm" svg:height="3.8cm">
          <chartooo:coordinate-region svg:x="1.088cm" svg:y="0.279cm" svg:width="6.139cm" svg:height="2.9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adtree.B13:quadtree.B20" chart:label-cell-address="quadtree.B12:quadtree.B12" chart:class="chart:bar">
            <chart:data-point chart:repeated="8"/>
          </chart:series>
          <chart:series chart:style-name="ch8" chart:values-cell-range-address="quadtree.C13:quadtree.C20" chart:label-cell-address="quadtree.C12:quadtree.C12" chart:class="chart:bar">
            <chart:data-point chart:repeated="8"/>
          </chart:series>
          <chart:series chart:style-name="ch9" chart:values-cell-range-address="quadtree.D13:quadtree.D20" chart:label-cell-address="quadtree.D12:quadtree.D1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quadtree.B12:quadtree.B12</svg:desc>
                </draw:g>
              </table:table-cell>
              <table:table-cell office:value-type="string">
                <text:p>unet</text:p>
                <draw:g>
                  <svg:desc>quadtree.C12:quadtree.C12</svg:desc>
                </draw:g>
              </table:table-cell>
              <table:table-cell office:value-type="string">
                <text:p>pix</text:p>
                <draw:g>
                  <svg:desc>quadtree.D12:quadtree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3055419921875">
                <text:p>0.0413055419921875</text:p>
                <draw:g>
                  <svg:desc>quadtree.B13:quadtree.B20</svg:desc>
                </draw:g>
              </table:table-cell>
              <table:table-cell office:value-type="float" office:value="0.04327392578125">
                <text:p>0.04327392578125</text:p>
                <draw:g>
                  <svg:desc>quadtree.C13:quadtree.C20</svg:desc>
                </draw:g>
              </table:table-cell>
              <table:table-cell office:value-type="float" office:value="0.05242919921875">
                <text:p>0.05242919921875</text:p>
                <draw:g>
                  <svg:desc>quadtree.D13:quadtree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787353515625">
                <text:p>0.025787353515625</text:p>
              </table:table-cell>
              <table:table-cell office:value-type="float" office:value="0.028533935546875">
                <text:p>0.028533935546875</text:p>
              </table:table-cell>
              <table:table-cell office:value-type="float" office:value="0.0281219482421875">
                <text:p>0.02812194824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3197021484375">
                <text:p>0.0433197021484375</text:p>
              </table:table-cell>
              <table:table-cell office:value-type="float" office:value="0.0507354736328125">
                <text:p>0.0507354736328125</text:p>
              </table:table-cell>
              <table:table-cell office:value-type="float" office:value="0.0468902587890625">
                <text:p>0.04689025878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747314453125">
                <text:p>0.0459747314453125</text:p>
              </table:table-cell>
              <table:table-cell office:value-type="float" office:value="0.053436279296875">
                <text:p>0.053436279296875</text:p>
              </table:table-cell>
              <table:table-cell office:value-type="float" office:value="0.0455169677734375">
                <text:p>0.04551696777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3470458984375">
                <text:p>0.0213470458984375</text:p>
              </table:table-cell>
              <table:table-cell office:value-type="float" office:value="0.023406982421875">
                <text:p>0.023406982421875</text:p>
              </table:table-cell>
              <table:table-cell office:value-type="float" office:value="0.02642822265625">
                <text:p>0.026428222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8472900390625">
                <text:p>0.0278472900390625</text:p>
              </table:table-cell>
              <table:table-cell office:value-type="float" office:value="0.032745361328125">
                <text:p>0.032745361328125</text:p>
              </table:table-cell>
              <table:table-cell office:value-type="float" office:value="0.0316009521484375">
                <text:p>0.031600952148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0233154296875">
                <text:p>0.0270233154296875</text:p>
              </table:table-cell>
              <table:table-cell office:value-type="float" office:value="0.0310516357421875">
                <text:p>0.0310516357421875</text:p>
              </table:table-cell>
              <table:table-cell office:value-type="float" office:value="0.032928466796875">
                <text:p>0.032928466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2645263671875">
                <text:p>0.0742645263671875</text:p>
              </table:table-cell>
              <table:table-cell office:value-type="float" office:value="0.0804901123046875">
                <text:p>0.0804901123046875</text:p>
              </table:table-cell>
              <table:table-cell office:value-type="float" office:value="0.075775146484375">
                <text:p>0.075775146484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57cm" svg:height="3.959cm" xlink:href=".." xlink:type="simple" chart:class="chart:bar" chart:style-name="ch1">
        <chart:legend chart:legend-position="end" svg:x="7.441cm" svg:y="1.182cm" style:legend-expansion="high" chart:style-name="ch2"/>
        <chart:plot-area chart:style-name="ch3" table:cell-range-address="quadtree.B23:quadtree.D31" chart:data-source-has-labels="row" svg:x="0.177cm" svg:y="0.079cm" svg:width="7.087cm" svg:height="3.801cm">
          <chartooo:coordinate-region svg:x="1.089cm" svg:y="0.278cm" svg:width="6.175cm" svg:height="2.9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adtree.B24:quadtree.B31" chart:label-cell-address="quadtree.B23:quadtree.B23" chart:class="chart:bar">
            <chart:data-point chart:repeated="8"/>
          </chart:series>
          <chart:series chart:style-name="ch8" chart:values-cell-range-address="quadtree.C24:quadtree.C31" chart:label-cell-address="quadtree.C23:quadtree.C23" chart:class="chart:bar">
            <chart:data-point chart:repeated="8"/>
          </chart:series>
          <chart:series chart:style-name="ch9" chart:values-cell-range-address="quadtree.D24:quadtree.D31" chart:label-cell-address="quadtree.D23:quadtree.D2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quadtree.B23:quadtree.B23</svg:desc>
                </draw:g>
              </table:table-cell>
              <table:table-cell office:value-type="string">
                <text:p>unet</text:p>
                <draw:g>
                  <svg:desc>quadtree.C23:quadtree.C23</svg:desc>
                </draw:g>
              </table:table-cell>
              <table:table-cell office:value-type="string">
                <text:p>pix</text:p>
                <draw:g>
                  <svg:desc>quadtree.D23:quadtree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3055419921875">
                <text:p>0.0413055419921875</text:p>
                <draw:g>
                  <svg:desc>quadtree.B24:quadtree.B31</svg:desc>
                </draw:g>
              </table:table-cell>
              <table:table-cell office:value-type="float" office:value="0.04327392578125">
                <text:p>0.04327392578125</text:p>
                <draw:g>
                  <svg:desc>quadtree.C24:quadtree.C31</svg:desc>
                </draw:g>
              </table:table-cell>
              <table:table-cell office:value-type="float" office:value="0.04766845703125">
                <text:p>0.04766845703125</text:p>
                <draw:g>
                  <svg:desc>quadtree.D24:quadtree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787353515625">
                <text:p>0.025787353515625</text:p>
              </table:table-cell>
              <table:table-cell office:value-type="float" office:value="0.028533935546875">
                <text:p>0.02853393554687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3197021484375">
                <text:p>0.0433197021484375</text:p>
              </table:table-cell>
              <table:table-cell office:value-type="float" office:value="0.0507354736328125">
                <text:p>0.0507354736328125</text:p>
              </table:table-cell>
              <table:table-cell office:value-type="float" office:value="0.0437774658203125">
                <text:p>0.0437774658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747314453125">
                <text:p>0.0459747314453125</text:p>
              </table:table-cell>
              <table:table-cell office:value-type="float" office:value="0.053436279296875">
                <text:p>0.053436279296875</text:p>
              </table:table-cell>
              <table:table-cell office:value-type="float" office:value="0.0423126220703125">
                <text:p>0.04231262207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3470458984375">
                <text:p>0.0213470458984375</text:p>
              </table:table-cell>
              <table:table-cell office:value-type="float" office:value="0.023406982421875">
                <text:p>0.023406982421875</text:p>
              </table:table-cell>
              <table:table-cell office:value-type="float" office:value="0.0218963623046875">
                <text:p>0.0218963623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8472900390625">
                <text:p>0.0278472900390625</text:p>
              </table:table-cell>
              <table:table-cell office:value-type="float" office:value="0.032745361328125">
                <text:p>0.032745361328125</text:p>
              </table:table-cell>
              <table:table-cell office:value-type="float" office:value="0.0277099609375">
                <text:p>0.0277099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0233154296875">
                <text:p>0.0270233154296875</text:p>
              </table:table-cell>
              <table:table-cell office:value-type="float" office:value="0.0310516357421875">
                <text:p>0.0310516357421875</text:p>
              </table:table-cell>
              <table:table-cell office:value-type="float" office:value="0.0292205810546875">
                <text:p>0.02922058105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2645263671875">
                <text:p>0.0742645263671875</text:p>
              </table:table-cell>
              <table:table-cell office:value-type="float" office:value="0.0804901123046875">
                <text:p>0.0804901123046875</text:p>
              </table:table-cell>
              <table:table-cell office:value-type="float" office:value="0.0684967041015625">
                <text:p>0.06849670410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cm" svg:height="3.986cm" xlink:href=".." xlink:type="simple" chart:class="chart:bar" chart:style-name="ch1">
        <chart:legend chart:legend-position="end" svg:x="7.384cm" svg:y="1.196cm" style:legend-expansion="high" chart:style-name="ch2"/>
        <chart:plot-area chart:style-name="ch3" table:cell-range-address="quadtree.B34:quadtree.D42" chart:data-source-has-labels="row" svg:x="0.176cm" svg:y="0.079cm" svg:width="7.032cm" svg:height="3.828cm">
          <chartooo:coordinate-region svg:x="1.088cm" svg:y="0.278cm" svg:width="6.12cm" svg:height="2.9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adtree.B35:quadtree.B42" chart:label-cell-address="quadtree.B34:quadtree.B34" chart:class="chart:bar">
            <chart:data-point chart:repeated="8"/>
          </chart:series>
          <chart:series chart:style-name="ch8" chart:values-cell-range-address="quadtree.C35:quadtree.C42" chart:label-cell-address="quadtree.C34:quadtree.C34" chart:class="chart:bar">
            <chart:data-point chart:repeated="8"/>
          </chart:series>
          <chart:series chart:style-name="ch9" chart:values-cell-range-address="quadtree.D35:quadtree.D42" chart:label-cell-address="quadtree.D34:quadtree.D3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quadtree.B34:quadtree.B34</svg:desc>
                </draw:g>
              </table:table-cell>
              <table:table-cell office:value-type="string">
                <text:p>unet</text:p>
                <draw:g>
                  <svg:desc>quadtree.C34:quadtree.C34</svg:desc>
                </draw:g>
              </table:table-cell>
              <table:table-cell office:value-type="string">
                <text:p>pix</text:p>
                <draw:g>
                  <svg:desc>quadtree.D34:quadtree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3055419921875">
                <text:p>0.0413055419921875</text:p>
                <draw:g>
                  <svg:desc>quadtree.B35:quadtree.B42</svg:desc>
                </draw:g>
              </table:table-cell>
              <table:table-cell office:value-type="float" office:value="0.04327392578125">
                <text:p>0.04327392578125</text:p>
                <draw:g>
                  <svg:desc>quadtree.C35:quadtree.C42</svg:desc>
                </draw:g>
              </table:table-cell>
              <table:table-cell office:value-type="float" office:value="0.04327392578125">
                <text:p>0.04327392578125</text:p>
                <draw:g>
                  <svg:desc>quadtree.D35:quadtree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787353515625">
                <text:p>0.025787353515625</text:p>
              </table:table-cell>
              <table:table-cell office:value-type="float" office:value="0.028533935546875">
                <text:p>0.028533935546875</text:p>
              </table:table-cell>
              <table:table-cell office:value-type="float" office:value="0.0229949951171875">
                <text:p>0.0229949951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3197021484375">
                <text:p>0.0433197021484375</text:p>
              </table:table-cell>
              <table:table-cell office:value-type="float" office:value="0.0507354736328125">
                <text:p>0.0507354736328125</text:p>
              </table:table-cell>
              <table:table-cell office:value-type="float" office:value="0.0383758544921875">
                <text:p>0.03837585449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747314453125">
                <text:p>0.0459747314453125</text:p>
              </table:table-cell>
              <table:table-cell office:value-type="float" office:value="0.053436279296875">
                <text:p>0.05343627929687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3470458984375">
                <text:p>0.0213470458984375</text:p>
              </table:table-cell>
              <table:table-cell office:value-type="float" office:value="0.023406982421875">
                <text:p>0.023406982421875</text:p>
              </table:table-cell>
              <table:table-cell office:value-type="float" office:value="0.0205230712890625">
                <text:p>0.02052307128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8472900390625">
                <text:p>0.0278472900390625</text:p>
              </table:table-cell>
              <table:table-cell office:value-type="float" office:value="0.032745361328125">
                <text:p>0.03274536132812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0233154296875">
                <text:p>0.0270233154296875</text:p>
              </table:table-cell>
              <table:table-cell office:value-type="float" office:value="0.0310516357421875">
                <text:p>0.0310516357421875</text:p>
              </table:table-cell>
              <table:table-cell office:value-type="float" office:value="0.027069091796875">
                <text:p>0.027069091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2645263671875">
                <text:p>0.0742645263671875</text:p>
              </table:table-cell>
              <table:table-cell office:value-type="float" office:value="0.0804901123046875">
                <text:p>0.0804901123046875</text:p>
              </table:table-cell>
              <table:table-cell office:value-type="float" office:value="0.0617218017578125">
                <text:p>0.061721801757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3.703cm" style:legend-expansion="high" chart:style-name="ch2"/>
        <chart:plot-area chart:style-name="ch3" table:cell-range-address="bravofarid.B1:bravofarid.D9" chart:data-source-has-labels="row" svg:x="0.32cm" svg:y="0.18cm" svg:width="13.944cm" svg:height="8.64cm">
          <chartooo:coordinate-region svg:x="1.127cm" svg:y="0.379cm" svg:width="13.13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ravofarid.B2:bravofarid.B9" chart:label-cell-address="bravofarid.B1:bravofarid.B1" chart:class="chart:bar">
            <chart:data-point chart:repeated="8"/>
          </chart:series>
          <chart:series chart:style-name="ch8" chart:values-cell-range-address="bravofarid.C2:bravofarid.C9" chart:label-cell-address="bravofarid.C1:bravofarid.C1" chart:class="chart:bar">
            <chart:data-point chart:repeated="8"/>
          </chart:series>
          <chart:series chart:style-name="ch9" chart:values-cell-range-address="bravofarid.D2:bravofarid.D9" chart:label-cell-address="bravofarid.D1:bravofarid.D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bravofarid.B1:bravofarid.B1</svg:desc>
                </draw:g>
              </table:table-cell>
              <table:table-cell office:value-type="string">
                <text:p>unet</text:p>
                <draw:g>
                  <svg:desc>bravofarid.C1:bravofarid.C1</svg:desc>
                </draw:g>
              </table:table-cell>
              <table:table-cell office:value-type="string">
                <text:p>pix</text:p>
                <draw:g>
                  <svg:desc>bravofarid.D1:bravofari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">
                <text:p>37</text:p>
                <draw:g>
                  <svg:desc>bravofarid.B2:bravofarid.B9</svg:desc>
                </draw:g>
              </table:table-cell>
              <table:table-cell office:value-type="float" office:value="45">
                <text:p>45</text:p>
                <draw:g>
                  <svg:desc>bravofarid.C2:bravofarid.C9</svg:desc>
                </draw:g>
              </table:table-cell>
              <table:table-cell office:value-type="float" office:value="74">
                <text:p>74</text:p>
                <draw:g>
                  <svg:desc>bravofarid.D2:bravofarid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87">
                <text:p>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87">
                <text:p>87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